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38ff" officeooo:paragraph-rsid="000a38ff"/>
    </style:style>
    <style:style style:name="P2" style:family="paragraph" style:parent-style-name="Text_20_body">
      <style:text-properties officeooo:rsid="000a642c" officeooo:paragraph-rsid="000a642c"/>
    </style:style>
    <style:style style:name="P3" style:family="paragraph" style:parent-style-name="Text_20_body">
      <style:text-properties officeooo:rsid="000c2168" officeooo:paragraph-rsid="000c2168"/>
    </style:style>
    <style:style style:name="P4" style:family="paragraph" style:parent-style-name="Text_20_body">
      <style:text-properties officeooo:rsid="000eb891" officeooo:paragraph-rsid="000eb891"/>
    </style:style>
    <style:style style:name="P5" style:family="paragraph" style:parent-style-name="Text_20_body">
      <style:text-properties officeooo:rsid="0016dbe3" officeooo:paragraph-rsid="0016dbe3"/>
    </style:style>
    <style:style style:name="P6" style:family="paragraph" style:parent-style-name="Text_20_body">
      <style:text-properties style:text-underline-style="solid" style:text-underline-width="auto" style:text-underline-color="font-color" officeooo:rsid="000a642c" officeooo:paragraph-rsid="000a642c"/>
    </style:style>
    <style:style style:name="P7" style:family="paragraph" style:parent-style-name="Text_20_body">
      <style:text-properties style:text-underline-style="solid" style:text-underline-width="auto" style:text-underline-color="font-color" officeooo:rsid="002e8abe" officeooo:paragraph-rsid="002e8abe"/>
    </style:style>
    <style:style style:name="P8" style:family="paragraph" style:parent-style-name="Text_20_body">
      <style:text-properties style:text-underline-style="solid" style:text-underline-width="auto" style:text-underline-color="font-color" officeooo:rsid="00429412" officeooo:paragraph-rsid="00429412"/>
    </style:style>
    <style:style style:name="P9" style:family="paragraph" style:parent-style-name="Text_20_body">
      <style:text-properties style:text-underline-style="solid" style:text-underline-width="auto" style:text-underline-color="font-color" officeooo:rsid="00429412" officeooo:paragraph-rsid="0044cc03"/>
    </style:style>
    <style:style style:name="P10" style:family="paragraph" style:parent-style-name="Text_20_body">
      <style:text-properties style:text-underline-style="solid" style:text-underline-width="auto" style:text-underline-color="font-color" officeooo:rsid="00429412" officeooo:paragraph-rsid="0044df60"/>
    </style:style>
    <style:style style:name="P11" style:family="paragraph" style:parent-style-name="Text_20_body">
      <style:text-properties officeooo:rsid="000f10c8" officeooo:paragraph-rsid="000f10c8"/>
    </style:style>
    <style:style style:name="P12" style:family="paragraph" style:parent-style-name="Text_20_body">
      <style:text-properties fo:font-weight="normal" officeooo:rsid="00191dea" officeooo:paragraph-rsid="00191dea" style:font-weight-asian="normal" style:font-weight-complex="normal"/>
    </style:style>
    <style:style style:name="P13" style:family="paragraph" style:parent-style-name="Text_20_body">
      <style:text-properties officeooo:rsid="001c06ec" officeooo:paragraph-rsid="001c06ec"/>
    </style:style>
    <style:style style:name="P14" style:family="paragraph" style:parent-style-name="Text_20_body">
      <style:text-properties fo:font-weight="bold" officeooo:rsid="001af488" officeooo:paragraph-rsid="001af488" style:font-weight-asian="bold" style:font-weight-complex="bold"/>
    </style:style>
    <style:style style:name="P15" style:family="paragraph" style:parent-style-name="Text_20_body">
      <style:text-properties officeooo:rsid="00222110" officeooo:paragraph-rsid="00222110"/>
    </style:style>
    <style:style style:name="P16" style:family="paragraph" style:parent-style-name="Text_20_body">
      <style:text-properties officeooo:rsid="0023e8e6" officeooo:paragraph-rsid="0023e8e6"/>
    </style:style>
    <style:style style:name="P17" style:family="paragraph" style:parent-style-name="Text_20_body">
      <style:text-properties officeooo:rsid="00279721" officeooo:paragraph-rsid="00279721"/>
    </style:style>
    <style:style style:name="P18" style:family="paragraph" style:parent-style-name="Text_20_body">
      <style:text-properties officeooo:rsid="0027b54d" officeooo:paragraph-rsid="0027b54d"/>
    </style:style>
    <style:style style:name="P19" style:family="paragraph" style:parent-style-name="Text_20_body">
      <style:text-properties officeooo:rsid="002cacae" officeooo:paragraph-rsid="002cacae"/>
    </style:style>
    <style:style style:name="P20" style:family="paragraph" style:parent-style-name="Text_20_body">
      <style:text-properties officeooo:rsid="0033eaad" officeooo:paragraph-rsid="0033eaad"/>
    </style:style>
    <style:style style:name="P21" style:family="paragraph" style:parent-style-name="Text_20_body">
      <style:text-properties officeooo:rsid="00312ec3" officeooo:paragraph-rsid="00312ec3"/>
    </style:style>
    <style:style style:name="P22" style:family="paragraph" style:parent-style-name="Text_20_body">
      <style:text-properties officeooo:rsid="0032d0d4" officeooo:paragraph-rsid="0032d0d4"/>
    </style:style>
    <style:style style:name="P23" style:family="paragraph" style:parent-style-name="Text_20_body">
      <style:text-properties officeooo:rsid="003592b8" officeooo:paragraph-rsid="003592b8"/>
    </style:style>
    <style:style style:name="P24" style:family="paragraph" style:parent-style-name="Text_20_body">
      <style:text-properties officeooo:rsid="003b6ff6" officeooo:paragraph-rsid="003b6ff6"/>
    </style:style>
    <style:style style:name="P25" style:family="paragraph" style:parent-style-name="Text_20_body">
      <style:text-properties officeooo:paragraph-rsid="003d39e4"/>
    </style:style>
    <style:style style:name="P26" style:family="paragraph" style:parent-style-name="Text_20_body">
      <style:text-properties officeooo:paragraph-rsid="003e7ed2"/>
    </style:style>
    <style:style style:name="P27" style:family="paragraph" style:parent-style-name="Text_20_body">
      <style:text-properties officeooo:rsid="003ea740" officeooo:paragraph-rsid="003ea740"/>
    </style:style>
    <style:style style:name="P28" style:family="paragraph" style:parent-style-name="Text_20_body">
      <style:text-properties officeooo:rsid="0042541c" officeooo:paragraph-rsid="0042541c"/>
    </style:style>
    <style:style style:name="P29" style:family="paragraph" style:parent-style-name="Text_20_body">
      <style:text-properties officeooo:rsid="00488c80" officeooo:paragraph-rsid="00488c80"/>
    </style:style>
    <style:style style:name="P30" style:family="paragraph" style:parent-style-name="Heading_20_1">
      <style:text-properties officeooo:rsid="0006fb85" officeooo:paragraph-rsid="0006fb85"/>
    </style:style>
    <style:style style:name="P31" style:family="paragraph" style:parent-style-name="Heading_20_2">
      <style:text-properties officeooo:rsid="00086a6f" officeooo:paragraph-rsid="00086a6f"/>
    </style:style>
    <style:style style:name="P32" style:family="paragraph" style:parent-style-name="Heading_20_2">
      <style:text-properties officeooo:rsid="0033eaad" officeooo:paragraph-rsid="0033eaad"/>
    </style:style>
    <style:style style:name="P33" style:family="paragraph" style:parent-style-name="Heading_20_2">
      <style:text-properties officeooo:rsid="003d39e4" officeooo:paragraph-rsid="003d39e4"/>
    </style:style>
    <style:style style:name="P34" style:family="paragraph" style:parent-style-name="Heading_20_2">
      <style:text-properties officeooo:rsid="000a38ff" officeooo:paragraph-rsid="000a38ff"/>
    </style:style>
    <style:style style:name="P35" style:family="paragraph" style:parent-style-name="Heading_20_3">
      <style:text-properties officeooo:rsid="00086a6f" officeooo:paragraph-rsid="00086a6f"/>
    </style:style>
    <style:style style:name="P36" style:family="paragraph" style:parent-style-name="Heading_20_3">
      <style:text-properties officeooo:rsid="0033eaad" officeooo:paragraph-rsid="0033eaad"/>
    </style:style>
    <style:style style:name="P37" style:family="paragraph" style:parent-style-name="Heading_20_3">
      <style:text-properties officeooo:rsid="003e7ed2" officeooo:paragraph-rsid="003e7ed2"/>
    </style:style>
    <style:style style:name="P38" style:family="paragraph" style:parent-style-name="Heading_20_3">
      <style:text-properties officeooo:rsid="0016dbe3" officeooo:paragraph-rsid="0016dbe3"/>
    </style:style>
    <style:style style:name="P39" style:family="paragraph" style:parent-style-name="Heading_20_3">
      <style:text-properties officeooo:rsid="000a38ff" officeooo:paragraph-rsid="000a38ff"/>
    </style:style>
    <style:style style:name="P40" style:family="paragraph" style:parent-style-name="Heading_20_3">
      <style:text-properties officeooo:rsid="000a38ff" officeooo:paragraph-rsid="000a642c"/>
    </style:style>
    <style:style style:name="P41" style:family="paragraph" style:parent-style-name="Heading_20_3">
      <style:text-properties officeooo:rsid="000a38ff" officeooo:paragraph-rsid="000c2168"/>
    </style:style>
    <style:style style:name="P42" style:family="paragraph" style:parent-style-name="Heading_20_3">
      <style:text-properties officeooo:rsid="000a38ff" officeooo:paragraph-rsid="000eb891"/>
    </style:style>
    <style:style style:name="P43" style:family="paragraph" style:parent-style-name="Heading_20_3">
      <style:text-properties officeooo:rsid="000a38ff" officeooo:paragraph-rsid="000f10c8"/>
    </style:style>
    <style:style style:name="P44" style:family="paragraph" style:parent-style-name="Heading_20_3">
      <style:text-properties style:text-underline-style="none" officeooo:rsid="000a38ff" officeooo:paragraph-rsid="00191dea"/>
    </style:style>
    <style:style style:name="P45" style:family="paragraph" style:parent-style-name="Heading_20_3">
      <style:text-properties officeooo:rsid="001af488" officeooo:paragraph-rsid="001af488"/>
    </style:style>
    <style:style style:name="P46" style:family="paragraph" style:parent-style-name="Heading_20_3">
      <style:text-properties officeooo:rsid="00222110" officeooo:paragraph-rsid="00222110"/>
    </style:style>
    <style:style style:name="P47" style:family="paragraph" style:parent-style-name="Heading_20_3">
      <style:text-properties officeooo:rsid="00239b22" officeooo:paragraph-rsid="00239b22"/>
    </style:style>
    <style:style style:name="P48" style:family="paragraph" style:parent-style-name="Heading_20_3">
      <style:text-properties officeooo:rsid="00279721" officeooo:paragraph-rsid="00279721"/>
    </style:style>
    <style:style style:name="P49" style:family="paragraph" style:parent-style-name="Heading_20_3">
      <style:text-properties officeooo:rsid="0027b54d" officeooo:paragraph-rsid="0027b54d"/>
    </style:style>
    <style:style style:name="P50" style:family="paragraph" style:parent-style-name="Heading_20_3">
      <style:text-properties officeooo:rsid="002cacae" officeooo:paragraph-rsid="002cacae"/>
    </style:style>
    <style:style style:name="P51" style:family="paragraph" style:parent-style-name="Heading_20_3">
      <style:text-properties officeooo:rsid="002cacae" officeooo:paragraph-rsid="002e8abe"/>
    </style:style>
    <style:style style:name="P52" style:family="paragraph" style:parent-style-name="Heading_20_3">
      <style:text-properties officeooo:rsid="00312ec3" officeooo:paragraph-rsid="00312ec3"/>
    </style:style>
    <style:style style:name="P53" style:family="paragraph" style:parent-style-name="Heading_20_3">
      <style:text-properties officeooo:rsid="0032d0d4" officeooo:paragraph-rsid="0032d0d4"/>
    </style:style>
    <style:style style:name="P54" style:family="paragraph" style:parent-style-name="Heading_20_3">
      <style:text-properties officeooo:rsid="003592b8" officeooo:paragraph-rsid="003592b8"/>
    </style:style>
    <style:style style:name="P55" style:family="paragraph" style:parent-style-name="Heading_20_3">
      <style:text-properties officeooo:rsid="003b6ff6" officeooo:paragraph-rsid="003b6ff6"/>
    </style:style>
    <style:style style:name="P56" style:family="paragraph" style:parent-style-name="Heading_20_3">
      <style:text-properties officeooo:rsid="003ea740" officeooo:paragraph-rsid="003ea740"/>
    </style:style>
    <style:style style:name="P57" style:family="paragraph" style:parent-style-name="Heading_20_3">
      <style:text-properties officeooo:rsid="0042541c" officeooo:paragraph-rsid="0042541c"/>
    </style:style>
    <style:style style:name="P58" style:family="paragraph" style:parent-style-name="Heading_20_3">
      <style:text-properties officeooo:rsid="00429412" officeooo:paragraph-rsid="00429412"/>
    </style:style>
    <style:style style:name="P59" style:family="paragraph" style:parent-style-name="Heading_20_3">
      <style:text-properties officeooo:rsid="00429412" officeooo:paragraph-rsid="0044cc03"/>
    </style:style>
    <style:style style:name="P60" style:family="paragraph" style:parent-style-name="Heading_20_3">
      <style:text-properties officeooo:rsid="00429412" officeooo:paragraph-rsid="0044df60"/>
    </style:style>
    <style:style style:name="P61" style:family="paragraph" style:parent-style-name="Heading_20_3">
      <style:text-properties officeooo:rsid="00465fa1" officeooo:paragraph-rsid="00465fa1"/>
    </style:style>
    <style:style style:name="P62" style:family="paragraph" style:parent-style-name="Heading_20_3">
      <style:text-properties officeooo:rsid="0049c4df" officeooo:paragraph-rsid="0049c4df"/>
    </style:style>
    <style:style style:name="P63" style:family="paragraph" style:parent-style-name="Heading_20_4">
      <style:text-properties officeooo:rsid="0033eaad" officeooo:paragraph-rsid="0033eaad"/>
    </style:style>
    <style:style style:name="P64" style:family="paragraph" style:parent-style-name="Heading_20_4">
      <style:text-properties officeooo:rsid="00488c80" officeooo:paragraph-rsid="00488c80"/>
    </style:style>
    <style:style style:name="P65" style:family="paragraph" style:parent-style-name="Text_20_body">
      <style:text-properties officeooo:rsid="00465fa1" officeooo:paragraph-rsid="00465fa1"/>
    </style:style>
    <style:style style:name="P66" style:family="paragraph" style:parent-style-name="Text_20_body">
      <style:text-properties officeooo:rsid="0049c4df" officeooo:paragraph-rsid="0049c4df"/>
    </style:style>
    <style:style style:name="T1" style:family="text">
      <style:text-properties officeooo:rsid="000a642c"/>
    </style:style>
    <style:style style:name="T2" style:family="text">
      <style:text-properties officeooo:rsid="000c2168"/>
    </style:style>
    <style:style style:name="T3" style:family="text">
      <style:text-properties officeooo:rsid="000e20a8"/>
    </style:style>
    <style:style style:name="T4" style:family="text">
      <style:text-properties officeooo:rsid="000eb891"/>
    </style:style>
    <style:style style:name="T5" style:family="text">
      <style:text-properties officeooo:rsid="000f924f"/>
    </style:style>
    <style:style style:name="T6" style:family="text">
      <style:text-properties officeooo:rsid="0012e64f"/>
    </style:style>
    <style:style style:name="T7" style:family="text">
      <style:text-properties style:font-name="Liberation Sans" fo:font-size="18.2000007629395pt" fo:font-weight="bold" officeooo:rsid="0012e64f" style:font-name-asian="Microsoft YaHei" style:font-size-asian="14.1000003814697pt" style:font-weight-asian="bold" style:font-name-complex="Arial" style:font-size-complex="14.1000003814697pt" style:font-weight-complex="bold"/>
    </style:style>
    <style:style style:name="T8" style:family="text">
      <style:text-properties officeooo:rsid="001335d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f10c8"/>
    </style:style>
    <style:style style:name="T11" style:family="text">
      <style:text-properties style:text-underline-style="solid" style:text-underline-width="auto" style:text-underline-color="font-color" officeooo:rsid="000e20a8"/>
    </style:style>
    <style:style style:name="T12" style:family="text">
      <style:text-properties style:text-underline-style="solid" style:text-underline-width="auto" style:text-underline-color="font-color" officeooo:rsid="0014e4af"/>
    </style:style>
    <style:style style:name="T13" style:family="text">
      <style:text-properties style:text-underline-style="solid" style:text-underline-width="auto" style:text-underline-color="font-color" officeooo:rsid="000c2168"/>
    </style:style>
    <style:style style:name="T14" style:family="text">
      <style:text-properties style:text-underline-style="solid" style:text-underline-width="auto" style:text-underline-color="font-color" officeooo:rsid="000a642c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20850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1a3e19"/>
    </style:style>
    <style:style style:name="T18" style:family="text">
      <style:text-properties style:text-underline-style="solid" style:text-underline-width="auto" style:text-underline-color="font-color" officeooo:rsid="0025879b"/>
    </style:style>
    <style:style style:name="T19" style:family="text">
      <style:text-properties style:text-underline-style="solid" style:text-underline-width="auto" style:text-underline-color="font-color" officeooo:rsid="0041d616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20850" style:font-weight-asian="bold" style:font-weight-complex="bold"/>
    </style:style>
    <style:style style:name="T22" style:family="text">
      <style:text-properties fo:font-weight="bold" officeooo:rsid="00191dea" style:font-weight-asian="bold" style:font-weight-complex="bold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120850"/>
    </style:style>
    <style:style style:name="T25" style:family="text">
      <style:text-properties style:text-underline-style="none" officeooo:rsid="001abaa7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f9bf0" style:font-weight-asian="normal" style:font-weight-complex="normal"/>
    </style:style>
    <style:style style:name="T28" style:family="text">
      <style:text-properties fo:font-weight="normal" officeooo:rsid="001fc682" style:font-weight-asian="normal" style:font-weight-complex="normal"/>
    </style:style>
    <style:style style:name="T29" style:family="text">
      <style:text-properties fo:font-weight="normal" officeooo:rsid="001ff0b1" style:font-weight-asian="normal" style:font-weight-complex="normal"/>
    </style:style>
    <style:style style:name="T30" style:family="text">
      <style:text-properties fo:font-weight="normal" officeooo:rsid="0020541f" style:font-weight-asian="normal" style:font-weight-complex="normal"/>
    </style:style>
    <style:style style:name="T31" style:family="text">
      <style:text-properties fo:font-weight="normal" officeooo:rsid="002183a4" style:font-weight-asian="normal" style:font-weight-complex="normal"/>
    </style:style>
    <style:style style:name="T32" style:family="text">
      <style:text-properties officeooo:rsid="001d9f24"/>
    </style:style>
    <style:style style:name="T33" style:family="text">
      <style:text-properties officeooo:rsid="001f81ff"/>
    </style:style>
    <style:style style:name="T34" style:family="text">
      <style:text-properties officeooo:rsid="0022b63c"/>
    </style:style>
    <style:style style:name="T35" style:family="text">
      <style:text-properties officeooo:rsid="0022e31f"/>
    </style:style>
    <style:style style:name="T36" style:family="text">
      <style:text-properties officeooo:rsid="0025879b"/>
    </style:style>
    <style:style style:name="T37" style:family="text">
      <style:text-properties officeooo:rsid="002e8abe"/>
    </style:style>
    <style:style style:name="T38" style:family="text">
      <style:text-properties officeooo:rsid="0033eaad"/>
    </style:style>
    <style:style style:name="T39" style:family="text">
      <style:text-properties officeooo:rsid="0035564d"/>
    </style:style>
    <style:style style:name="T40" style:family="text">
      <style:text-properties officeooo:rsid="0038b81c"/>
    </style:style>
    <style:style style:name="T41" style:family="text">
      <style:text-properties officeooo:rsid="003d39e4"/>
    </style:style>
    <style:style style:name="T42" style:family="text">
      <style:text-properties officeooo:rsid="003fc456"/>
    </style:style>
    <style:style style:name="T43" style:family="text">
      <style:text-properties officeooo:rsid="00402715"/>
    </style:style>
    <style:style style:name="T44" style:family="text">
      <style:text-properties officeooo:rsid="0044cc03"/>
    </style:style>
    <style:style style:name="T45" style:family="text">
      <style:text-properties officeooo:rsid="0044df60"/>
    </style:style>
    <style:style style:name="T46" style:family="text">
      <style:text-properties officeooo:rsid="0047529d"/>
    </style:style>
    <style:style style:name="T47" style:family="text">
      <style:text-properties officeooo:rsid="004b55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Site web</text:h>
      <text:h text:style-name="P31" text:outline-level="2">Catégories :</text:h>
      <text:h text:style-name="P35" text:outline-level="3">Home :</text:h>
      <text:p text:style-name="P13">Fichier index.html. <text:span text:style-name="T32">News du site. </text:span><text:span text:style-name="T33">Guidage.</text:span></text:p>
      <text:h text:style-name="P35" text:outline-level="3">Présentation :</text:h>
      <text:h text:style-name="P35" text:outline-level="3">Youtube :</text:h>
      <text:h text:style-name="P35" text:outline-level="3">Projets :</text:h>
      <text:h text:style-name="P35" text:outline-level="3">Références :</text:h>
      <text:h text:style-name="P32" text:outline-level="2">Backend :</text:h>
      <text:h text:style-name="P36" text:outline-level="3">Utilisation :</text:h>
      <text:p text:style-name="P20">Utilisation de back4apps (base de données non-sql).</text:p>
      <text:h text:style-name="P36" text:outline-level="3">Classes :</text:h>
      <text:h text:style-name="P63" text:outline-level="4">Roles :</text:h>
      <text:p text:style-name="P20">Obligatoire pour le site.</text:p>
      <text:h text:style-name="P63" text:outline-level="4">Users :</text:h>
      <text:p text:style-name="P20">Obligatoire pour le site.</text:p>
      <text:h text:style-name="P63" text:outline-level="4">News :</text:h>
      <text:p text:style-name="P20">Contient les news avec leurs metadonnées : numéro, titre, texte, date, auteur, image, <text:span text:style-name="T40">lien des images</text:span>.</text:p>
      <text:h text:style-name="P64" text:outline-level="4">Project :</text:h>
      <text:p text:style-name="P29">Contient les projets.</text:p>
      <text:h text:style-name="P64" text:outline-level="4">Image :</text:h>
      <text:p text:style-name="P29">Contient les images.</text:p>
      <text:h text:style-name="P33" text:outline-level="2"><text:soft-page-break/>Truc à faire :</text:h>
      <text:h text:style-name="P37" text:outline-level="3">Liste :</text:h>
      <text:p text:style-name="P25">-<text:span text:style-name="T41">Perfectionner le système d’erreur index.html (voir commit « Site web 3-2 ») en ajoutant un message perso pour chaque erreurs.</text:span></text:p>
      <text:p text:style-name="P25">-<text:span text:style-name="T41">Copier ce système sur projets.html.</text:span></text:p>
      <text:h text:style-name="P37" text:outline-level="3">Fait :</text:h>
      <text:p text:style-name="P26"/>
      <text:p text:style-name="P25"/>
      <text:h text:style-name="P34" text:outline-level="2">Commits :</text:h>
      <text:h text:style-name="P38" text:outline-level="3">Règles :</text:h>
      <text:p text:style-name="P5">Nom des commits : « Nom Version-Sous version »</text:p>
      <text:p text:style-name="P5">Texte souligné : raison du changement de sous-version</text:p>
      <text:p text:style-name="P5">Texte gras : raison du changement de version</text:p>
      <text:p text:style-name="P5">Texte gras et souligné : raison du changement de nom</text:p>
      <text:h text:style-name="P39" text:outline-level="3">Commit « Image de construction 1-1 » :</text:h>
      <text:p text:style-name="P1"><text:span text:style-name="T15">Création du site</text:span> (texte pour dire que le site est en construction).</text:p>
      <text:h text:style-name="P39" text:outline-level="3">Commit « Image de construction 1-2 » :</text:h>
      <text:p text:style-name="P1">Ajout d’une image d’arrière plan (fond bleu fond.png) <text:span text:style-name="T1">et du </text:span><text:span text:style-name="T14">style (style.css)</text:span><text:span text:style-name="T9">.</text:span></text:p>
      <text:h text:style-name="P39" text:outline-level="3">Commit « Image de construction 1-3 » :</text:h>
      <text:p text:style-name="P6">Ajout d’une partie spéciale pour le contenu du site.</text:p>
      <text:h text:style-name="P40" text:outline-level="3">Commit « Image de construction 1-<text:span text:style-name="T1">4</text:span> » :</text:h>
      <text:p text:style-name="P2">Ajout <text:span text:style-name="T2">d’une partie spéciale pour les boutons de navigations </text:span><text:span text:style-name="T3">et du </text:span><text:span text:style-name="T11">text</text:span><text:span text:style-name="T12">e</text:span><text:span text:style-name="T11"> (Site web.odt)</text:span><text:span text:style-name="T13">.</text:span></text:p>
      <text:h text:style-name="P41" text:outline-level="3">Commit « Image de construction 1-<text:span text:style-name="T2">5</text:span> » :</text:h>
      <text:p text:style-name="P3">Amélioration des boutons d’améliorations. <text:span text:style-name="T10">Ajout du flex dans la pages des boutons.</text:span></text:p>
      <text:h text:style-name="P42" text:outline-level="3">Commit « Image de construction 1-<text:span text:style-name="T2">5-</text:span><text:span text:style-name="T4">1</text:span> » :</text:h>
      <text:p text:style-name="P4">Amélioration de (Site web.odt).</text:p>
      <text:h text:style-name="P43" text:outline-level="3"><text:soft-page-break/>Commit « <text:span text:style-name="T7">Site web</text:span> 1-<text:span text:style-name="T6">1</text:span> » :</text:h>
      <text:p text:style-name="P11">Amélioration de la mise en page (section, article …). Amélioration des boutons (boutons justifiés). <text:span text:style-name="T5">Ajout du dossier « other » pour les truc autres que les pages htlm, </text:span><text:span text:style-name="T8">js</text:span><text:span text:style-name="T5"> et les styles. </text:span><text:span text:style-name="T16">Ajout de programme.js.</text:span></text:p>
      <text:h text:style-name="P44" text:outline-level="3"><text:span text:style-name="T21">Commit « </text:span><text:span text:style-name="T7">Site web</text:span><text:span text:style-name="T21"> 1-</text:span><text:span text:style-name="T22">2</text:span><text:span text:style-name="T21"> » :</text:span></text:h>
      <text:p text:style-name="P12"><text:span text:style-name="T24">A</text:span><text:span text:style-name="T23">mélioration des boutons. </text:span><text:span text:style-name="T9">Supression de programme.js, ajout des </text:span><text:span text:style-name="T17">balises</text:span><text:span text:style-name="T9"> script à la place.</text:span><text:span text:style-name="T23"> </text:span><text:span text:style-name="T25">Ajout de commentaires.</text:span></text:p>
      <text:h text:style-name="P45" text:outline-level="3">Commit « Site web 2-1 » :</text:h>
      <text:p text:style-name="P14">Ajout des pages html présentation, youtube, projets et référence. <text:span text:style-name="T26">Accessible avec les boutons. </text:span><text:span text:style-name="T27">Modification de la page home et du css (ajout des news). </text:span><text:span text:style-name="T28">Ajout de commentaires dans le css </text:span><text:span text:style-name="T29">et dans le html (pour ordonner les news)</text:span><text:span text:style-name="T28">. </text:span><text:span text:style-name="T30">Ajout de newsstyle.css </text:span><text:span text:style-name="T31">pour les styles des news</text:span><text:span text:style-name="T30">.</text:span></text:p>
      <text:h text:style-name="P46" text:outline-level="3">Commit « Site web 2-2 » :</text:h>
      <text:p text:style-name="P15"><text:span text:style-name="T9">Ajout du dossier news pour les fichiers parlant de news.</text:span> <text:span text:style-name="T34">Ajout d’une nouve</text:span><text:span text:style-name="T35">ll</text:span><text:span text:style-name="T34">e news « 250 abonnées ». </text:span><text:span text:style-name="T35">Ajoute un système de grid pour positionner correctement les news.</text:span></text:p>
      <text:h text:style-name="P47" text:outline-level="3">Commit « Site web 2-3 » :</text:h>
      <text:p text:style-name="P16">Amélioration de l’arrangement des news et des boutons (utilisation des flex sur les 2). <text:span text:style-name="T18">Ajout d’une partie « guidage » dans index.html.</text:span><text:span text:style-name="T36"> Modification du nom « style.css » en « styleindex.css ».</text:span></text:p>
      <text:h text:style-name="P48" text:outline-level="3">Commit « Site web 2-3-1 » :</text:h>
      <text:p text:style-name="P17">Amélioration (finale) de l’arrangement des news.</text:p>
      <text:h text:style-name="P49" text:outline-level="3">Commit « Site web 2-4 » :</text:h>
      <text:p text:style-name="P18">Ajout de basestyle.css pour les styles communs à toutes les pages. <text:span text:style-name="T9">Ajout des dates des news et ajout d’une news « Concours CGénial ».</text:span> Ajout du minimum syndicale pour toutes les pages.</text:p>
      <text:h text:style-name="P50" text:outline-level="3">Commit « Site web 2-4-1 » :</text:h>
      <text:p text:style-name="P19">Ajout d’une news « Update : Concours CGenial ».</text:p>
      <text:h text:style-name="P51" text:outline-level="3">Commit « Site web 2-<text:span text:style-name="T37">5</text:span> » :</text:h>
      <text:p text:style-name="P7">Modification des flex sur téléphone.</text:p>
      <text:h text:style-name="P52" text:outline-level="3">Commit « Site web 2-5-1 » :</text:h>
      <text:p text:style-name="P21">Update des flex téléphones (utilisations des « in » en unités de taille plutôt que les « % »).</text:p>
      <text:h text:style-name="P53" text:outline-level="3"><text:soft-page-break/>Commit « Site web 3-1-1 » :</text:h>
      <text:p text:style-name="P22"><text:span text:style-name="T20">Ajout du backend avec back4app. </text:span>Ajout du fichier newsapi.js pour communiquer avec le backend <text:span text:style-name="T39">(version alpha)</text:span>. <text:span text:style-name="T38">Ajout de la catégorie backend à ce fichier.</text:span></text:p>
      <text:h text:style-name="P54" text:outline-level="3">Commit « Site web 3-1-2 » :</text:h>
      <text:p text:style-name="P23">Continuation du backend. Suppression de newstyle.css, style des news géré par newsapi.js et dans le backend.</text:p>
      <text:h text:style-name="P55" text:outline-level="3">Commit « Site web 3-2 » :</text:h>
      <text:p text:style-name="P24"><text:span text:style-name="T9">Ajout d’un contrôle des erreurs de chargement du backend</text:span> (à perfectionner).</text:p>
      <text:h text:style-name="P56" text:outline-level="3">Commit « Site web 3-3 » :</text:h>
      <text:p text:style-name="P27"><text:span text:style-name="T9">Ajout du texte de base sur projets.html (guidage, </text:span><text:span text:style-name="T19">structure...</text:span><text:span text:style-name="T9">).</text:span> <text:span text:style-name="T42">Ajout du projets non-supprimable « Site web ». Ajout de styleprojects.css pour le style de projets.html. </text:span><text:span text:style-name="T43">Ajout de projectsapi.js pour faire une api entre les projets et le backend (non-fonctionnel pour l’instant).</text:span></text:p>
      <text:h text:style-name="P57" text:outline-level="3">Commit « Site web 3-3-1 » :</text:h>
      <text:p text:style-name="P28"><text:span text:style-name="T9">Légère amélioration du chargement des news</text:span> et des erreurs.</text:p>
      <text:h text:style-name="P58" text:outline-level="3">Commit « Site web 3-4 » :</text:h>
      <text:p text:style-name="P8">Début de l’api de chargement des projets (pas fini).</text:p>
      <text:h text:style-name="P59" text:outline-level="3">Commit « Site web 3-4-<text:span text:style-name="T44">1</text:span> » :</text:h>
      <text:p text:style-name="P9"><text:span text:style-name="T44">Continuation</text:span> de l’api de chargement des projets (<text:span text:style-name="T44">toujours </text:span>pas fini).</text:p>
      <text:h text:style-name="P60" text:outline-level="3">Commit « Site web 3-4-<text:span text:style-name="T45">2</text:span> » :</text:h>
      <text:p text:style-name="P10"><text:span text:style-name="T44">Continuation</text:span> de l’api de chargement des projets (<text:span text:style-name="T44">toujours </text:span>pas fini).</text:p>
      <text:h text:style-name="P61" text:outline-level="3">Commit « Site web 3-5 » :</text:h>
      <text:p text:style-name="P65"><text:span text:style-name="T9">Fin de l’api de chargement des projets.</text:span> Changement de « mmathv2.html » en « projet.html » qui recevra le code html du projet chargé <text:span text:style-name="T46">(pas terminé)</text:span>. Le projet est le nom de la fenêtre. <text:span text:style-name="T46">Ajout de projectapi.js pour charger les projets de manière individuelle dans « projet.html ».</text:span></text:p>
      <text:h text:style-name="P62" text:outline-level="3">Commit « Site web 3-6 » :</text:h>
      <text:p text:style-name="P66"><text:span text:style-name="T9">Fin de l’api de chargement de page des projets.</text:span> Ajout de styleprojet.css pour le style des projets chargées. <text:span text:style-name="T47">Début de la mise en page de la page des projets chargées (pas entièrement terminé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color="#ff0000" loext:opacity="100%" fo:font-size="20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0000" loext:opacity="100%" fo:font-size="15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6T10:57:31.559000000</dc:date>
    <meta:editing-duration>PT6H30M52S</meta:editing-duration>
    <meta:editing-cycles>61</meta:editing-cycles>
    <meta:generator>LibreOffice/7.2.4.1$Windows_X86_64 LibreOffice_project/27d75539669ac387bb498e35313b970b7fe9c4f9</meta:generator>
    <dc:creator>Matt O</dc:creator>
    <meta:document-statistic meta:table-count="0" meta:image-count="0" meta:object-count="0" meta:page-count="4" meta:paragraph-count="85" meta:word-count="835" meta:character-count="4658" meta:non-whitespace-character-count="3908"/>
  </office:meta>
</office:document-meta>
</file>